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7-09" calcext:value-type="date">
            <text:p>09/07/2025</text:p>
          </table:table-cell>
          <table:table-cell table:style-name="ce36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5 - mens. 07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6]-[.F6]" office:value-type="float" office:value="450" calcext:value-type="float">
            <text:p>4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6])" office:value-type="float" office:value="450" calcext:value-type="float">
            <text:p>4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9.872354954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9.87442868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8-01T14:40:40.214953256</dc:date>
    <dc:language>pt-PT</dc:language>
    <meta:editing-cycles>592</meta:editing-cycles>
    <meta:editing-duration>PT15H51M49S</meta:editing-duration>
    <meta:document-statistic meta:table-count="1" meta:cell-count="44" meta:object-count="0"/>
    <meta:user-defined meta:name="Info 0"/>
    <meta:user-defined meta:name="Info 1"/>
    <meta:user-defined meta:name="Info 2"/>
    <meta:user-defined meta:name="Info 3"/>
  </office:meta>
</office:document-meta>
</file>